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0833in"/>
    </style:style>
    <style:style style:name="rststyle-rststyle-table-1.B" style:family="table-column">
      <style:table-column-properties style:column-width="6.2500in"/>
    </style:style>
    <style:style style:name="rststyle-rststyle-table-2" style:family="table">
      <style:table-properties table:align="left" fo:margin-top="0in" fo:margin-bottom="0.10in" style:width="8.3333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2.0833in"/>
    </style:style>
    <style:style style:name="rststyle-rststyle-table-2.B" style:family="table-column">
      <style:table-column-properties style:column-width="6.2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ext:p text:style-name="rststyle-table-title">Temel Kavramlar</text:p>
      <table:table table:name="rststyle-rststyle-table-1" table:style-name="rststyle-rststyle-table-1">
        <text:span text:style-name="rststyle-strong">Temel Kavramlar</text:span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]</text:span>
        <text:span text:style-name="rststyle-whitespace"> </text:span>
        <text:span text:style-name="rststyle-operator">&amp;&amp;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span text:style-name="rststyle-whitespace"> </text:span>
        <text:span text:style-name="rststyle-operator">||</text:span>
        <text:span text:style-name="rststyle-whitespace"> </text:span>
        <text:span text:style-name="rststyle-name">
          <text:span text:style-name="rststyle-builtin">echo</text:span>
        </text:span>
        <text:span text:style-name="rststyle-whitespace">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kök diz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bulletlist">
            <text:list-item>
              <text:p text:style-name="rststyle-bulletitem">Burada debian yerine devuan yapmak isterseniz depo adresi olarak <text:span text:style-name="rststyle-strong">https://pkgmaster.devuan.org/merged</text:span> yazabilirsiniz.</text:p>
            </text:list-item>
            <text:list-item>
              <text:p text:style-name="rststyle-bulletitem">Bazı durumlarda gpg hatası alabilirsiniz. Bunu gidermek için <text:span text:style-name="rststyle-strong">--no-check-gpg</text:span> parametresini eklemeniz gerekir.</text:p>
            </text:list-item>
            <text:list-item>
              <text:p text:style-name="rststyle-bulletitem">Burada debian yerine ubuntu yapmak isterseniz depo adresi olarak <text:span text:style-name="rststyle-strong">http://archive.ubuntu.com/ubuntu/</text:span> yazabilirsiniz. Kod adını da ona uygun olarak değiştirmelisiniz.</text:p>
            </text:list-item>
            <text:list-item>
              <text:p text:style-name="rststyle-bulletitem"><text:span text:style-name="rststyle-strong">--no-merged-usr</text:span> parametresi <text:span text:style-name="rststyle-strong">usrmerge</text:span> olarak kurulmasını engeller. Usrmerge kapatmanızı öneririm. Eğer daha sonra açmak isterseniz usrmerge paketini kurabilirsiniz.</text:p>
            </text:list-item>
          </text:list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whitespace"> </text:span>
          <text:span text:style-name="rststyle-keyword">for</text:span>
          <text:span text:style-name="rststyle-whitespace"> </text:span>
          <text:span text:style-name="rststyle-whitespace"> </text:span>
          <text:span text:style-name="rststyle-keyword">in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;</text:span>
          <text:span text:style-name="rststyle-whitespace"> </text:span>
          <text:span text:style-name="rststyle-keyword">do</text:span>
          <text:span text:style-name="rststyle-whitespace"> </text:span>
          <text:span text:style-name="rststyle-whitespace"> </text:span>
          <text:span text:style-name="rststyle-whitespace"> </text:span>
          <text:span text:style-name="rststyle-name">
            <text:span text:style-name="rststyle-builtin">bind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whitespace">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whitespace"> 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name">
            <text:span text:style-name="rststyle-builtin">source</text:span>
          </text:span>
          <text:span text:style-name="rststyle-whitespace"> </text:span>
          <text:span text:style-name="rststyle-whitespace">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uefi ve legacy için ortak olan kısım
</text:span>
         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whitespace"> </text:span>
          <text:span text:style-name="rststyle-name">
            <text:span text:style-name="rststyle-builtin">echo</text:span>
          </text:span>
          <text:span text:style-name="rststyle-whitespace">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bluez-firmware firmware-amd-graphics firmware-atheros \<ns0:line-break/><ns0:s ns0:c="6"/>firmware-b43-installer firmware-b43legacy-installer firmware-bnx2 \<ns0:line-break/><ns0:s ns0:c="6"/>firmware-bnx2x firmware-brcm80211 firmware-cavium firmware-intel-sound \<ns0:line-break/><ns0:s ns0:c="6"/>firmware-intelwimax firmware-ipw2x00 firmware-ivtv firmware-iwlwifi \<ns0:line-break/><ns0:s ns0:c="6"/>firmware-libertas firmware-linux firmware-linux-free firmware-linux-nonfree \<ns0:line-break/><ns0:s ns0:c="6"/>firmware-misc-nonfree firmware-myricom firmware-netxen firmware-qlogic \<ns0:line-break/><ns0:s ns0:c="6"/>firmware-ralink firmware-realtek firmware-samsung firmware-siano \<ns0:line-break/><ns0:s ns0:c="6"/>firmware-ti-connectivity firmware-zd1211 zd1211-firmware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whitespace">     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number">0</text:span>
          </text:span>
          <text:span text:style-name="rststyle-whitespace">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giriş ekranı olarak lightdm yerine istediğinizi kurabilirsiniz.</text:span>
          </text:span>
          <text:p text:style-name="rststyle-table-title">Masaüstü kurulumu</text:p>
          <table:table table:name="rststyle-rststyle-table-2" table:style-name="rststyle-rststyle-table-2">
            <text:span text:style-name="rststyle-strong">Masaüstü kurulumu</text:span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gie-desktop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kullanıcıya parola atamak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comment">
            <text:span text:style-name="rststyle-single"># Bunu kde ve gnome kullanıcılarının kurmasına gerek yok.
</text:span>
         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
</text:span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dil ayarı için
</text:span>
         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  <text:span text:style-name="rststyle-whitespace">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span text:style-name="rststyle-whitespace"> </text:span>
        <text:span text:style-name="rststyle-whitespace"> </text:span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0:29:04</meta:creation-date>
    <dc:creator>a</dc:creator>
    <dc:date>2023-09-19T00:29:04</dc:date>
    <dc:language>en-US</dc:language>
    <meta:editing-cycles>1</meta:editing-cycles>
    <meta:editing-duration>PT00M01S</meta:editing-duration>
    <dc:title>debian kurulumu</dc:title>
  </office:meta>
</office:document-meta>
</file>